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4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Name</text:p>
          </table:table-cell>
          <table:table-cell office:value-type="string">
            <text:p>smoothCorrel</text:p>
          </table:table-cell>
          <table:table-cell office:value-type="string">
            <text:p>task</text:p>
          </table:table-cell>
          <table:table-cell office:value-type="string">
            <text:p>selected</text:p>
          </table:table-cell>
          <table:table-cell office:value-type="string">
            <text:p>correlationActiveVsIntended</text:p>
          </table:table-cell>
          <table:table-cell office:value-type="string">
            <text:p>Right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0.3449171">
            <text:p>0,3449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0.3449171">
            <text:p>0,34491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0.6482236">
            <text:p>0,6482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0.6482236">
            <text:p>0,64822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0.9585503">
            <text:p>0,95855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0.9585503">
            <text:p>0,95855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1.260352">
            <text:p>1,2603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1.260352">
            <text:p>1,2603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1.5616535">
            <text:p>1,56165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1.5616535">
            <text:p>1,5616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1.8634555">
            <text:p>1,86345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1.8634555">
            <text:p>1,86345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2.165258">
            <text:p>2,165258</text:p>
          </table:table-cell>
          <table:table-cell office:value-type="float" office:value="1">
            <text:p>1</text:p>
          </table:table-cell>
          <table:table-cell office:value-type="float" office:value="0.00222792">
            <text:p>0,00222792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2.165258">
            <text:p>2,165258</text:p>
          </table:table-cell>
          <table:table-cell office:value-type="float" office:value="2">
            <text:p>2</text:p>
          </table:table-cell>
          <table:table-cell office:value-type="float" office:value="0.00250155">
            <text:p>0,0025015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2.4665592">
            <text:p>2,4665592</text:p>
          </table:table-cell>
          <table:table-cell office:value-type="float" office:value="1">
            <text:p>1</text:p>
          </table:table-cell>
          <table:table-cell office:value-type="float" office:value="0.02213015">
            <text:p>0,0221301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float" office:value="2.4665592">
            <text:p>2,4665592</text:p>
          </table:table-cell>
          <table:table-cell office:value-type="float" office:value="2">
            <text:p>2</text:p>
          </table:table-cell>
          <table:table-cell office:value-type="float" office:value="0.2927845">
            <text:p>0,292784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9]);IF([.E19]=[.D19];1;0);&quot;&quot;)" office:value-type="float" office:value="1">
            <text:p>1</text:p>
          </table:table-cell>
          <table:table-cell/>
          <table:table-cell office:value-type="string">
            <text:p>Erkennungsrate</text:p>
          </table:table-cell>
          <table:table-cell table:number-columns-repeated="2"/>
        </table:table-row>
        <table:table-row table:style-name="ro2">
          <table:table-cell office:value-type="float" office:value="2.7683627">
            <text:p>2,7683627</text:p>
          </table:table-cell>
          <table:table-cell office:value-type="float" office:value="1">
            <text:p>1</text:p>
          </table:table-cell>
          <table:table-cell office:value-type="float" office:value="0.3526352">
            <text:p>0,3526352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0]);IF([.E20]=[.D20];1;0);&quot;&quot;)">
            <text:p/>
          </table:table-cell>
          <table:table-cell/>
          <table:table-cell table:formula="of:=COUNTIF([.G2:.G263];1)/COUNT([.G2:.G263])" office:value-type="float" office:value="0.857142857142857">
            <text:p>0,8571428571</text:p>
          </table:table-cell>
          <table:table-cell table:number-columns-repeated="2"/>
        </table:table-row>
        <table:table-row table:style-name="ro2">
          <table:table-cell office:value-type="float" office:value="2.7683627">
            <text:p>2,7683627</text:p>
          </table:table-cell>
          <table:table-cell office:value-type="float" office:value="2">
            <text:p>2</text:p>
          </table:table-cell>
          <table:table-cell office:value-type="float" office:value="0.6231013">
            <text:p>0,62310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1]);IF([.E21]=[.D2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.0696632">
            <text:p>3,0696632</text:p>
          </table:table-cell>
          <table:table-cell office:value-type="float" office:value="1">
            <text:p>1</text:p>
          </table:table-cell>
          <table:table-cell office:value-type="float" office:value="0.422111">
            <text:p>0,42211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2]);IF([.E22]=[.D22];1;0);&quot;&quot;)">
            <text:p/>
          </table:table-cell>
          <table:table-cell table:number-columns-repeated="4"/>
        </table:table-row>
        <table:table-row table:style-name="ro1">
          <table:table-cell office:value-type="float" office:value="3.0696632">
            <text:p>3,0696632</text:p>
          </table:table-cell>
          <table:table-cell office:value-type="float" office:value="2">
            <text:p>2</text:p>
          </table:table-cell>
          <table:table-cell office:value-type="float" office:value="0.9495975">
            <text:p>0,94959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3]);IF([.E23]=[.D23];1;0);&quot;&quot;)" office:value-type="float" office:value="1">
            <text:p>1</text:p>
          </table:table-cell>
          <table:table-cell/>
          <table:table-cell office:value-type="string">
            <text:p>Settings</text:p>
          </table:table-cell>
          <table:table-cell table:number-columns-repeated="2"/>
        </table:table-row>
        <table:table-row table:style-name="ro1">
          <table:table-cell office:value-type="float" office:value="3.3719675">
            <text:p>3,3719675</text:p>
          </table:table-cell>
          <table:table-cell office:value-type="float" office:value="1">
            <text:p>1</text:p>
          </table:table-cell>
          <table:table-cell office:value-type="float" office:value="0.7280426">
            <text:p>0,728042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4]);IF([.E24]=[.D24];1;0);&quot;&quot;)">
            <text:p/>
          </table:table-cell>
          <table:table-cell/>
          <table:table-cell office:value-type="string">
            <text:p>Threshold</text:p>
          </table:table-cell>
          <table:table-cell office:value-type="float" office:value="0.1">
            <text:p>0,1</text:p>
          </table:table-cell>
          <table:table-cell/>
        </table:table-row>
        <table:table-row table:style-name="ro1">
          <table:table-cell office:value-type="float" office:value="3.3719675">
            <text:p>3,3719675</text:p>
          </table:table-cell>
          <table:table-cell office:value-type="float" office:value="2">
            <text:p>2</text:p>
          </table:table-cell>
          <table:table-cell office:value-type="float" office:value="0.9856102">
            <text:p>0,985610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5]);IF([.E25]=[.D25];1;0);&quot;&quot;)" office:value-type="float" office:value="1">
            <text:p>1</text:p>
          </table:table-cell>
          <table:table-cell/>
          <table:table-cell office:value-type="string">
            <text:p>Speed</text:p>
          </table:table-cell>
          <table:table-cell office:value-type="string">
            <text:p>2: konstant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3.6732687">
            <text:p>3,6732687</text:p>
          </table:table-cell>
          <table:table-cell office:value-type="float" office:value="1">
            <text:p>1</text:p>
          </table:table-cell>
          <table:table-cell office:value-type="float" office:value="0.5004065">
            <text:p>0,500406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6]);IF([.E26]=[.D26];1;0);&quot;&quot;)">
            <text:p/>
          </table:table-cell>
          <table:table-cell table:number-columns-repeated="2"/>
          <table:table-cell office:value-type="string">
            <text:p>1: beschleunigt</text:p>
          </table:table-cell>
          <table:table-cell office:value-type="string">
            <text:p>0; 0,1++</text:p>
          </table:table-cell>
        </table:table-row>
        <table:table-row table:style-name="ro2">
          <table:table-cell office:value-type="float" office:value="3.6732687">
            <text:p>3,6732687</text:p>
          </table:table-cell>
          <table:table-cell office:value-type="float" office:value="2">
            <text:p>2</text:p>
          </table:table-cell>
          <table:table-cell office:value-type="float" office:value="0.976234">
            <text:p>0,9762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7]);IF([.E27]=[.D2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.9744997">
            <text:p>3,9744997</text:p>
          </table:table-cell>
          <table:table-cell office:value-type="float" office:value="1">
            <text:p>1</text:p>
          </table:table-cell>
          <table:table-cell office:value-type="float" office:value="0.4431486">
            <text:p>0,443148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8]);IF([.E28]=[.D2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.9744997">
            <text:p>3,9744997</text:p>
          </table:table-cell>
          <table:table-cell office:value-type="float" office:value="2">
            <text:p>2</text:p>
          </table:table-cell>
          <table:table-cell office:value-type="float" office:value="0.6612976">
            <text:p>0,66129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9]);IF([.E29]=[.D2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.2758086">
            <text:p>4,2758086</text:p>
          </table:table-cell>
          <table:table-cell office:value-type="float" office:value="1">
            <text:p>1</text:p>
          </table:table-cell>
          <table:table-cell office:value-type="float" office:value="0.357253">
            <text:p>0,35725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30]);IF([.E30]=[.D3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4.2758086">
            <text:p>4,2758086</text:p>
          </table:table-cell>
          <table:table-cell office:value-type="float" office:value="2">
            <text:p>2</text:p>
          </table:table-cell>
          <table:table-cell office:value-type="float" office:value="0.6118674">
            <text:p>0,611867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31]);IF([.E31]=[.D3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.5846294">
            <text:p>4,5846294</text:p>
          </table:table-cell>
          <table:table-cell office:value-type="float" office:value="1">
            <text:p>1</text:p>
          </table:table-cell>
          <table:table-cell office:value-type="float" office:value="0.5647985">
            <text:p>0,56479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850448851502647">
            <text:p>0,0850448852</text:p>
          </table:table-cell>
          <table:table-cell table:formula="of:=IF(ISNUMBER([.E32]);IF([.E32]=[.D32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.5846294">
            <text:p>4,5846294</text:p>
          </table:table-cell>
          <table:table-cell office:value-type="float" office:value="2">
            <text:p>2</text:p>
          </table:table-cell>
          <table:table-cell office:value-type="float" office:value="0.3047801">
            <text:p>0,30478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ISNUMBER([.E33]);IF([.E33]=[.D33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.8979629">
            <text:p>4,8979629</text:p>
          </table:table-cell>
          <table:table-cell office:value-type="float" office:value="1">
            <text:p>1</text:p>
          </table:table-cell>
          <table:table-cell office:value-type="float" office:value="0.3516498">
            <text:p>0,351649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34]);IF([.E34]=[.D3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4.8979629">
            <text:p>4,8979629</text:p>
          </table:table-cell>
          <table:table-cell office:value-type="float" office:value="2">
            <text:p>2</text:p>
          </table:table-cell>
          <table:table-cell office:value-type="float" office:value="0.4545787">
            <text:p>0,454578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35]);IF([.E35]=[.D3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.2173126">
            <text:p>5,2173126</text:p>
          </table:table-cell>
          <table:table-cell office:value-type="float" office:value="1">
            <text:p>1</text:p>
          </table:table-cell>
          <table:table-cell office:value-type="float" office:value="0.1119745">
            <text:p>0,111974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36]);IF([.E36]=[.D3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5.2173126">
            <text:p>5,2173126</text:p>
          </table:table-cell>
          <table:table-cell office:value-type="float" office:value="2">
            <text:p>2</text:p>
          </table:table-cell>
          <table:table-cell office:value-type="float" office:value="0.5019392">
            <text:p>0,50193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37]);IF([.E37]=[.D3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.5221227">
            <text:p>5,5221227</text:p>
          </table:table-cell>
          <table:table-cell office:value-type="float" office:value="1">
            <text:p>1</text:p>
          </table:table-cell>
          <table:table-cell office:value-type="float" office:value="-0.2846657">
            <text:p>-0,284665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38]);IF([.E38]=[.D3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5.5221227">
            <text:p>5,5221227</text:p>
          </table:table-cell>
          <table:table-cell office:value-type="float" office:value="2">
            <text:p>2</text:p>
          </table:table-cell>
          <table:table-cell office:value-type="float" office:value="0.7946681">
            <text:p>0,794668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39]);IF([.E39]=[.D3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.8354559">
            <text:p>5,8354559</text:p>
          </table:table-cell>
          <table:table-cell office:value-type="float" office:value="1">
            <text:p>1</text:p>
          </table:table-cell>
          <table:table-cell office:value-type="float" office:value="-0.3549996">
            <text:p>-0,354999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40]);IF([.E40]=[.D4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5.8354559">
            <text:p>5,8354559</text:p>
          </table:table-cell>
          <table:table-cell office:value-type="float" office:value="2">
            <text:p>2</text:p>
          </table:table-cell>
          <table:table-cell office:value-type="float" office:value="0.6840394">
            <text:p>0,684039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41]);IF([.E41]=[.D4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.1487892">
            <text:p>6,1487892</text:p>
          </table:table-cell>
          <table:table-cell office:value-type="float" office:value="1">
            <text:p>1</text:p>
          </table:table-cell>
          <table:table-cell office:value-type="float" office:value="-0.3893024">
            <text:p>-0,389302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42]);IF([.E42]=[.D4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6.1487892">
            <text:p>6,1487892</text:p>
          </table:table-cell>
          <table:table-cell office:value-type="float" office:value="2">
            <text:p>2</text:p>
          </table:table-cell>
          <table:table-cell office:value-type="float" office:value="0.6876919">
            <text:p>0,68769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43]);IF([.E43]=[.D4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.4601173">
            <text:p>6,4601173</text:p>
          </table:table-cell>
          <table:table-cell office:value-type="float" office:value="1">
            <text:p>1</text:p>
          </table:table-cell>
          <table:table-cell office:value-type="float" office:value="-0.5724813">
            <text:p>-0,572481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44]);IF([.E44]=[.D4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6.4601173">
            <text:p>6,4601173</text:p>
          </table:table-cell>
          <table:table-cell office:value-type="float" office:value="2">
            <text:p>2</text:p>
          </table:table-cell>
          <table:table-cell office:value-type="float" office:value="0.3782036">
            <text:p>0,378203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45]);IF([.E45]=[.D4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.7724478">
            <text:p>6,7724478</text:p>
          </table:table-cell>
          <table:table-cell office:value-type="float" office:value="1">
            <text:p>1</text:p>
          </table:table-cell>
          <table:table-cell office:value-type="float" office:value="-0.6367779">
            <text:p>-0,636777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46]);IF([.E46]=[.D4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6.7724478">
            <text:p>6,7724478</text:p>
          </table:table-cell>
          <table:table-cell office:value-type="float" office:value="2">
            <text:p>2</text:p>
          </table:table-cell>
          <table:table-cell office:value-type="float" office:value="0.3249725">
            <text:p>0,32497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47]);IF([.E47]=[.D4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.0852797">
            <text:p>7,0852797</text:p>
          </table:table-cell>
          <table:table-cell office:value-type="float" office:value="1">
            <text:p>1</text:p>
          </table:table-cell>
          <table:table-cell office:value-type="float" office:value="-0.9360713">
            <text:p>-0,936071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48]);IF([.E48]=[.D4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7.0852797">
            <text:p>7,0852797</text:p>
          </table:table-cell>
          <table:table-cell office:value-type="float" office:value="2">
            <text:p>2</text:p>
          </table:table-cell>
          <table:table-cell office:value-type="float" office:value="-0.002905965">
            <text:p>-0,00290596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49]);IF([.E49]=[.D49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7.399116">
            <text:p>7,399116</text:p>
          </table:table-cell>
          <table:table-cell office:value-type="float" office:value="1">
            <text:p>1</text:p>
          </table:table-cell>
          <table:table-cell office:value-type="float" office:value="-0.6655968">
            <text:p>-0,665596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50]);IF([.E50]=[.D5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7.399116">
            <text:p>7,399116</text:p>
          </table:table-cell>
          <table:table-cell office:value-type="float" office:value="2">
            <text:p>2</text:p>
          </table:table-cell>
          <table:table-cell office:value-type="float" office:value="-0.0009862328">
            <text:p>-0,000986232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51]);IF([.E51]=[.D51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7.7124492">
            <text:p>7,7124492</text:p>
          </table:table-cell>
          <table:table-cell office:value-type="float" office:value="1">
            <text:p>1</text:p>
          </table:table-cell>
          <table:table-cell office:value-type="float" office:value="-0.5902144">
            <text:p>-0,590214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52]);IF([.E52]=[.D5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7.7124492">
            <text:p>7,7124492</text:p>
          </table:table-cell>
          <table:table-cell office:value-type="float" office:value="2">
            <text:p>2</text:p>
          </table:table-cell>
          <table:table-cell office:value-type="float" office:value="0.04318289">
            <text:p>0,0431828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53]);IF([.E53]=[.D53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8.0257822">
            <text:p>8,0257822</text:p>
          </table:table-cell>
          <table:table-cell office:value-type="float" office:value="1">
            <text:p>1</text:p>
          </table:table-cell>
          <table:table-cell office:value-type="float" office:value="-0.3324673">
            <text:p>-0,332467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54]);IF([.E54]=[.D5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8.0257822">
            <text:p>8,0257822</text:p>
          </table:table-cell>
          <table:table-cell office:value-type="float" office:value="2">
            <text:p>2</text:p>
          </table:table-cell>
          <table:table-cell office:value-type="float" office:value="0.2880851">
            <text:p>0,288085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55]);IF([.E55]=[.D5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.337619">
            <text:p>8,337619</text:p>
          </table:table-cell>
          <table:table-cell office:value-type="float" office:value="1">
            <text:p>1</text:p>
          </table:table-cell>
          <table:table-cell office:value-type="float" office:value="-0.3255185">
            <text:p>-0,325518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56]);IF([.E56]=[.D5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8.337619">
            <text:p>8,337619</text:p>
          </table:table-cell>
          <table:table-cell office:value-type="float" office:value="2">
            <text:p>2</text:p>
          </table:table-cell>
          <table:table-cell office:value-type="float" office:value="0.5596679">
            <text:p>0,559667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57]);IF([.E57]=[.D5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.6509528">
            <text:p>8,6509528</text:p>
          </table:table-cell>
          <table:table-cell office:value-type="float" office:value="1">
            <text:p>1</text:p>
          </table:table-cell>
          <table:table-cell office:value-type="float" office:value="-0.08575909">
            <text:p>-0,0857590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58]);IF([.E58]=[.D5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8.6509528">
            <text:p>8,6509528</text:p>
          </table:table-cell>
          <table:table-cell office:value-type="float" office:value="2">
            <text:p>2</text:p>
          </table:table-cell>
          <table:table-cell office:value-type="float" office:value="0.4656974">
            <text:p>0,465697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59]);IF([.E59]=[.D5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.9617791">
            <text:p>8,9617791</text:p>
          </table:table-cell>
          <table:table-cell office:value-type="float" office:value="1">
            <text:p>1</text:p>
          </table:table-cell>
          <table:table-cell office:value-type="float" office:value="-0.1996425">
            <text:p>-0,199642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60]);IF([.E60]=[.D6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8.9617791">
            <text:p>8,9617791</text:p>
          </table:table-cell>
          <table:table-cell office:value-type="float" office:value="2">
            <text:p>2</text:p>
          </table:table-cell>
          <table:table-cell office:value-type="float" office:value="0.03178316">
            <text:p>0,0317831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61]);IF([.E61]=[.D61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9.277619">
            <text:p>9,277619</text:p>
          </table:table-cell>
          <table:table-cell office:value-type="float" office:value="1">
            <text:p>1</text:p>
          </table:table-cell>
          <table:table-cell office:value-type="float" office:value="0.04184093">
            <text:p>0,0418409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62]);IF([.E62]=[.D6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9.277619">
            <text:p>9,277619</text:p>
          </table:table-cell>
          <table:table-cell office:value-type="float" office:value="2">
            <text:p>2</text:p>
          </table:table-cell>
          <table:table-cell office:value-type="float" office:value="0.07226402">
            <text:p>0,07226402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63]);IF([.E63]=[.D63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9.5874431">
            <text:p>9,5874431</text:p>
          </table:table-cell>
          <table:table-cell office:value-type="float" office:value="1">
            <text:p>1</text:p>
          </table:table-cell>
          <table:table-cell office:value-type="float" office:value="0.1971608">
            <text:p>0,197160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64]);IF([.E64]=[.D6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9.5874431">
            <text:p>9,5874431</text:p>
          </table:table-cell>
          <table:table-cell office:value-type="float" office:value="2">
            <text:p>2</text:p>
          </table:table-cell>
          <table:table-cell office:value-type="float" office:value="0.2606358">
            <text:p>0,260635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65]);IF([.E65]=[.D6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.894259">
            <text:p>9,894259</text:p>
          </table:table-cell>
          <table:table-cell office:value-type="float" office:value="1">
            <text:p>1</text:p>
          </table:table-cell>
          <table:table-cell office:value-type="float" office:value="0.7077613">
            <text:p>0,707761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66]);IF([.E66]=[.D6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9.894259">
            <text:p>9,894259</text:p>
          </table:table-cell>
          <table:table-cell office:value-type="float" office:value="2">
            <text:p>2</text:p>
          </table:table-cell>
          <table:table-cell office:value-type="float" office:value="0.715215">
            <text:p>0,71521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67]);IF([.E67]=[.D6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.1965633">
            <text:p>10,1965633</text:p>
          </table:table-cell>
          <table:table-cell office:value-type="float" office:value="1">
            <text:p>1</text:p>
          </table:table-cell>
          <table:table-cell office:value-type="float" office:value="0.5072744">
            <text:p>0,50727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99925946054908">
            <text:p>0,9999259461</text:p>
          </table:table-cell>
          <table:table-cell table:formula="of:=IF(ISNUMBER([.E68]);IF([.E68]=[.D68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.1965633">
            <text:p>10,1965633</text:p>
          </table:table-cell>
          <table:table-cell office:value-type="float" office:value="2">
            <text:p>2</text:p>
          </table:table-cell>
          <table:table-cell office:value-type="float" office:value="0.4533046">
            <text:p>0,45330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ISNUMBER([.E69]);IF([.E69]=[.D69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.4863336">
            <text:p>10,4863336</text:p>
          </table:table-cell>
          <table:table-cell office:value-type="float" office:value="1">
            <text:p>1</text:p>
          </table:table-cell>
          <table:table-cell office:value-type="float" office:value="0.5717912">
            <text:p>0,5717912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70]);IF([.E70]=[.D7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0.4863336">
            <text:p>10,4863336</text:p>
          </table:table-cell>
          <table:table-cell office:value-type="float" office:value="2">
            <text:p>2</text:p>
          </table:table-cell>
          <table:table-cell office:value-type="float" office:value="0.6428246">
            <text:p>0,64282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71]);IF([.E71]=[.D7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.7881363">
            <text:p>10,7881363</text:p>
          </table:table-cell>
          <table:table-cell office:value-type="float" office:value="1">
            <text:p>1</text:p>
          </table:table-cell>
          <table:table-cell office:value-type="float" office:value="0.5443634">
            <text:p>0,544363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72]);IF([.E72]=[.D7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0.7881363">
            <text:p>10,7881363</text:p>
          </table:table-cell>
          <table:table-cell office:value-type="float" office:value="2">
            <text:p>2</text:p>
          </table:table-cell>
          <table:table-cell office:value-type="float" office:value="0.5606105">
            <text:p>0,56061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73]);IF([.E73]=[.D7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.0904403">
            <text:p>11,0904403</text:p>
          </table:table-cell>
          <table:table-cell office:value-type="float" office:value="1">
            <text:p>1</text:p>
          </table:table-cell>
          <table:table-cell office:value-type="float" office:value="0.4150744">
            <text:p>0,415074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74]);IF([.E74]=[.D7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1.0904403">
            <text:p>11,0904403</text:p>
          </table:table-cell>
          <table:table-cell office:value-type="float" office:value="2">
            <text:p>2</text:p>
          </table:table-cell>
          <table:table-cell office:value-type="float" office:value="0.6088349">
            <text:p>0,60883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75]);IF([.E75]=[.D7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.3917421">
            <text:p>11,3917421</text:p>
          </table:table-cell>
          <table:table-cell office:value-type="float" office:value="1">
            <text:p>1</text:p>
          </table:table-cell>
          <table:table-cell office:value-type="float" office:value="0.1445778">
            <text:p>0,144577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76]);IF([.E76]=[.D7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1.3917421">
            <text:p>11,3917421</text:p>
          </table:table-cell>
          <table:table-cell office:value-type="float" office:value="2">
            <text:p>2</text:p>
          </table:table-cell>
          <table:table-cell office:value-type="float" office:value="0.5888853">
            <text:p>0,588885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77]);IF([.E77]=[.D7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.6930431">
            <text:p>11,6930431</text:p>
          </table:table-cell>
          <table:table-cell office:value-type="float" office:value="1">
            <text:p>1</text:p>
          </table:table-cell>
          <table:table-cell office:value-type="float" office:value="-0.06047675">
            <text:p>-0,0604767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78]);IF([.E78]=[.D7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1.6930431">
            <text:p>11,6930431</text:p>
          </table:table-cell>
          <table:table-cell office:value-type="float" office:value="2">
            <text:p>2</text:p>
          </table:table-cell>
          <table:table-cell office:value-type="float" office:value="0.5647788">
            <text:p>0,564778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79]);IF([.E79]=[.D7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.9958486">
            <text:p>11,9958486</text:p>
          </table:table-cell>
          <table:table-cell office:value-type="float" office:value="1">
            <text:p>1</text:p>
          </table:table-cell>
          <table:table-cell office:value-type="float" office:value="-0.1432458">
            <text:p>-0,143245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80]);IF([.E80]=[.D8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1.9958486">
            <text:p>11,9958486</text:p>
          </table:table-cell>
          <table:table-cell office:value-type="float" office:value="2">
            <text:p>2</text:p>
          </table:table-cell>
          <table:table-cell office:value-type="float" office:value="0.727375">
            <text:p>0,7273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81]);IF([.E81]=[.D8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.2961468">
            <text:p>12,2961468</text:p>
          </table:table-cell>
          <table:table-cell office:value-type="float" office:value="1">
            <text:p>1</text:p>
          </table:table-cell>
          <table:table-cell office:value-type="float" office:value="-0.272264">
            <text:p>-0,27226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82]);IF([.E82]=[.D8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2.2961468">
            <text:p>12,2961468</text:p>
          </table:table-cell>
          <table:table-cell office:value-type="float" office:value="2">
            <text:p>2</text:p>
          </table:table-cell>
          <table:table-cell office:value-type="float" office:value="0.7285771">
            <text:p>0,72857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83]);IF([.E83]=[.D8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.5979495">
            <text:p>12,5979495</text:p>
          </table:table-cell>
          <table:table-cell office:value-type="float" office:value="1">
            <text:p>1</text:p>
          </table:table-cell>
          <table:table-cell office:value-type="float" office:value="-0.2865562">
            <text:p>-0,2865562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84]);IF([.E84]=[.D8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2.5979495">
            <text:p>12,5979495</text:p>
          </table:table-cell>
          <table:table-cell office:value-type="float" office:value="2">
            <text:p>2</text:p>
          </table:table-cell>
          <table:table-cell office:value-type="float" office:value="0.5635416">
            <text:p>0,56354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85]);IF([.E85]=[.D8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2.8992505">
            <text:p>12,8992505</text:p>
          </table:table-cell>
          <table:table-cell office:value-type="float" office:value="1">
            <text:p>1</text:p>
          </table:table-cell>
          <table:table-cell office:value-type="float" office:value="-0.03968149">
            <text:p>-0,0396814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86]);IF([.E86]=[.D8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2.8992505">
            <text:p>12,8992505</text:p>
          </table:table-cell>
          <table:table-cell office:value-type="float" office:value="2">
            <text:p>2</text:p>
          </table:table-cell>
          <table:table-cell office:value-type="float" office:value="0.5813092">
            <text:p>0,58130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87]);IF([.E87]=[.D8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.1958835">
            <text:p>13,1958835</text:p>
          </table:table-cell>
          <table:table-cell office:value-type="float" office:value="1">
            <text:p>1</text:p>
          </table:table-cell>
          <table:table-cell office:value-type="float" office:value="-0.03242529">
            <text:p>-0,0324252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88]);IF([.E88]=[.D8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3.1958835">
            <text:p>13,1958835</text:p>
          </table:table-cell>
          <table:table-cell office:value-type="float" office:value="2">
            <text:p>2</text:p>
          </table:table-cell>
          <table:table-cell office:value-type="float" office:value="0.3639935">
            <text:p>0,363993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89]);IF([.E89]=[.D8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.5092164">
            <text:p>13,5092164</text:p>
          </table:table-cell>
          <table:table-cell office:value-type="float" office:value="1">
            <text:p>1</text:p>
          </table:table-cell>
          <table:table-cell office:value-type="float" office:value="0.001490797">
            <text:p>0,00149079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90]);IF([.E90]=[.D9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3.5092164">
            <text:p>13,5092164</text:p>
          </table:table-cell>
          <table:table-cell office:value-type="float" office:value="2">
            <text:p>2</text:p>
          </table:table-cell>
          <table:table-cell office:value-type="float" office:value="0.1201139">
            <text:p>0,120113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91]);IF([.E91]=[.D9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3.8040088">
            <text:p>13,8040088</text:p>
          </table:table-cell>
          <table:table-cell office:value-type="float" office:value="1">
            <text:p>1</text:p>
          </table:table-cell>
          <table:table-cell office:value-type="float" office:value="0.4313979">
            <text:p>0,431397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92]);IF([.E92]=[.D9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3.8040088">
            <text:p>13,8040088</text:p>
          </table:table-cell>
          <table:table-cell office:value-type="float" office:value="2">
            <text:p>2</text:p>
          </table:table-cell>
          <table:table-cell office:value-type="float" office:value="0.5038617">
            <text:p>0,503861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93]);IF([.E93]=[.D9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.1058121">
            <text:p>14,1058121</text:p>
          </table:table-cell>
          <table:table-cell office:value-type="float" office:value="1">
            <text:p>1</text:p>
          </table:table-cell>
          <table:table-cell office:value-type="float" office:value="0.4448263">
            <text:p>0,444826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94]);IF([.E94]=[.D9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4.1058121">
            <text:p>14,1058121</text:p>
          </table:table-cell>
          <table:table-cell office:value-type="float" office:value="2">
            <text:p>2</text:p>
          </table:table-cell>
          <table:table-cell office:value-type="float" office:value="0.5127126">
            <text:p>0,51271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95]);IF([.E95]=[.D9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.4076141">
            <text:p>14,4076141</text:p>
          </table:table-cell>
          <table:table-cell office:value-type="float" office:value="1">
            <text:p>1</text:p>
          </table:table-cell>
          <table:table-cell office:value-type="float" office:value="0.628336">
            <text:p>0,62833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96]);IF([.E96]=[.D9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4.4076141">
            <text:p>14,4076141</text:p>
          </table:table-cell>
          <table:table-cell office:value-type="float" office:value="2">
            <text:p>2</text:p>
          </table:table-cell>
          <table:table-cell office:value-type="float" office:value="0.709762">
            <text:p>0,7097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97]);IF([.E97]=[.D9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4.708414">
            <text:p>14,708414</text:p>
          </table:table-cell>
          <table:table-cell office:value-type="float" office:value="1">
            <text:p>1</text:p>
          </table:table-cell>
          <table:table-cell office:value-type="float" office:value="0.856473">
            <text:p>0,85647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98]);IF([.E98]=[.D9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4.708414">
            <text:p>14,708414</text:p>
          </table:table-cell>
          <table:table-cell office:value-type="float" office:value="2">
            <text:p>2</text:p>
          </table:table-cell>
          <table:table-cell office:value-type="float" office:value="0.9521799">
            <text:p>0,952179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99]);IF([.E99]=[.D9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5.0102168">
            <text:p>15,0102168</text:p>
          </table:table-cell>
          <table:table-cell office:value-type="float" office:value="1">
            <text:p>1</text:p>
          </table:table-cell>
          <table:table-cell office:value-type="float" office:value="0.682678">
            <text:p>0,68267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00]);IF([.E100]=[.D10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5.0102168">
            <text:p>15,0102168</text:p>
          </table:table-cell>
          <table:table-cell office:value-type="float" office:value="2">
            <text:p>2</text:p>
          </table:table-cell>
          <table:table-cell office:value-type="float" office:value="0.7859736">
            <text:p>0,785973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01]);IF([.E101]=[.D10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5.3125213">
            <text:p>15,3125213</text:p>
          </table:table-cell>
          <table:table-cell office:value-type="float" office:value="1">
            <text:p>1</text:p>
          </table:table-cell>
          <table:table-cell office:value-type="float" office:value="0.6271727">
            <text:p>0,627172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02]);IF([.E102]=[.D10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5.3125213">
            <text:p>15,3125213</text:p>
          </table:table-cell>
          <table:table-cell office:value-type="float" office:value="2">
            <text:p>2</text:p>
          </table:table-cell>
          <table:table-cell office:value-type="float" office:value="0.7281837">
            <text:p>0,728183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03]);IF([.E103]=[.D10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5.6133208">
            <text:p>15,6133208</text:p>
          </table:table-cell>
          <table:table-cell office:value-type="float" office:value="1">
            <text:p>1</text:p>
          </table:table-cell>
          <table:table-cell office:value-type="float" office:value="0.6456125">
            <text:p>0,645612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04]);IF([.E104]=[.D10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5.6133208">
            <text:p>15,6133208</text:p>
          </table:table-cell>
          <table:table-cell office:value-type="float" office:value="2">
            <text:p>2</text:p>
          </table:table-cell>
          <table:table-cell office:value-type="float" office:value="0.7096721">
            <text:p>0,709672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05]);IF([.E105]=[.D10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5.9161263">
            <text:p>15,9161263</text:p>
          </table:table-cell>
          <table:table-cell office:value-type="float" office:value="1">
            <text:p>1</text:p>
          </table:table-cell>
          <table:table-cell office:value-type="float" office:value="0.397378">
            <text:p>0,39737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06]);IF([.E106]=[.D10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5.9161263">
            <text:p>15,9161263</text:p>
          </table:table-cell>
          <table:table-cell office:value-type="float" office:value="2">
            <text:p>2</text:p>
          </table:table-cell>
          <table:table-cell office:value-type="float" office:value="0.7041836">
            <text:p>0,704183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07]);IF([.E107]=[.D10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6.2169258">
            <text:p>16,2169258</text:p>
          </table:table-cell>
          <table:table-cell office:value-type="float" office:value="1">
            <text:p>1</text:p>
          </table:table-cell>
          <table:table-cell office:value-type="float" office:value="0.1925123">
            <text:p>0,192512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08]);IF([.E108]=[.D10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6.2169258">
            <text:p>16,2169258</text:p>
          </table:table-cell>
          <table:table-cell office:value-type="float" office:value="2">
            <text:p>2</text:p>
          </table:table-cell>
          <table:table-cell office:value-type="float" office:value="0.7612329">
            <text:p>0,76123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09]);IF([.E109]=[.D10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6.5187285">
            <text:p>16,5187285</text:p>
          </table:table-cell>
          <table:table-cell office:value-type="float" office:value="1">
            <text:p>1</text:p>
          </table:table-cell>
          <table:table-cell office:value-type="float" office:value="-0.01397257">
            <text:p>-0,0139725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10]);IF([.E110]=[.D11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6.5187285">
            <text:p>16,5187285</text:p>
          </table:table-cell>
          <table:table-cell office:value-type="float" office:value="2">
            <text:p>2</text:p>
          </table:table-cell>
          <table:table-cell office:value-type="float" office:value="0.7957956">
            <text:p>0,79579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11]);IF([.E111]=[.D11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6.8200303">
            <text:p>16,8200303</text:p>
          </table:table-cell>
          <table:table-cell office:value-type="float" office:value="1">
            <text:p>1</text:p>
          </table:table-cell>
          <table:table-cell office:value-type="float" office:value="-0.2245578">
            <text:p>-0,224557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12]);IF([.E112]=[.D11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6.8200303">
            <text:p>16,8200303</text:p>
          </table:table-cell>
          <table:table-cell office:value-type="float" office:value="2">
            <text:p>2</text:p>
          </table:table-cell>
          <table:table-cell office:value-type="float" office:value="0.6866492">
            <text:p>0,68664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13]);IF([.E113]=[.D11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7.1143122">
            <text:p>17,1143122</text:p>
          </table:table-cell>
          <table:table-cell office:value-type="float" office:value="1">
            <text:p>1</text:p>
          </table:table-cell>
          <table:table-cell office:value-type="float" office:value="0.02117886">
            <text:p>0,0211788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14]);IF([.E114]=[.D11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7.1143122">
            <text:p>17,1143122</text:p>
          </table:table-cell>
          <table:table-cell office:value-type="float" office:value="2">
            <text:p>2</text:p>
          </table:table-cell>
          <table:table-cell office:value-type="float" office:value="0.6870986">
            <text:p>0,687098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15]);IF([.E115]=[.D11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7.4196244">
            <text:p>17,4196244</text:p>
          </table:table-cell>
          <table:table-cell office:value-type="float" office:value="1">
            <text:p>1</text:p>
          </table:table-cell>
          <table:table-cell office:value-type="float" office:value="0.3411536">
            <text:p>0,341153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16]);IF([.E116]=[.D11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7.4196244">
            <text:p>17,4196244</text:p>
          </table:table-cell>
          <table:table-cell office:value-type="float" office:value="2">
            <text:p>2</text:p>
          </table:table-cell>
          <table:table-cell office:value-type="float" office:value="0.8033032">
            <text:p>0,80330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17]);IF([.E117]=[.D11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7.7324563">
            <text:p>17,7324563</text:p>
          </table:table-cell>
          <table:table-cell office:value-type="float" office:value="1">
            <text:p>1</text:p>
          </table:table-cell>
          <table:table-cell office:value-type="float" office:value="0.6046346">
            <text:p>0,604634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18]);IF([.E118]=[.D11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7.7324563">
            <text:p>17,7324563</text:p>
          </table:table-cell>
          <table:table-cell office:value-type="float" office:value="2">
            <text:p>2</text:p>
          </table:table-cell>
          <table:table-cell office:value-type="float" office:value="0.8260261">
            <text:p>0,82602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19]);IF([.E119]=[.D11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8.044787">
            <text:p>18,044787</text:p>
          </table:table-cell>
          <table:table-cell office:value-type="float" office:value="1">
            <text:p>1</text:p>
          </table:table-cell>
          <table:table-cell office:value-type="float" office:value="0.6146674">
            <text:p>0,614667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20]);IF([.E120]=[.D12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8.044787">
            <text:p>18,044787</text:p>
          </table:table-cell>
          <table:table-cell office:value-type="float" office:value="2">
            <text:p>2</text:p>
          </table:table-cell>
          <table:table-cell office:value-type="float" office:value="0.8729935">
            <text:p>0,872993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21]);IF([.E121]=[.D12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8.3576192">
            <text:p>18,3576192</text:p>
          </table:table-cell>
          <table:table-cell office:value-type="float" office:value="1">
            <text:p>1</text:p>
          </table:table-cell>
          <table:table-cell office:value-type="float" office:value="0.6195641">
            <text:p>0,619564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22]);IF([.E122]=[.D12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8.3576192">
            <text:p>18,3576192</text:p>
          </table:table-cell>
          <table:table-cell office:value-type="float" office:value="2">
            <text:p>2</text:p>
          </table:table-cell>
          <table:table-cell office:value-type="float" office:value="0.877885">
            <text:p>0,8778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23]);IF([.E123]=[.D12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8.6699499">
            <text:p>18,6699499</text:p>
          </table:table-cell>
          <table:table-cell office:value-type="float" office:value="1">
            <text:p>1</text:p>
          </table:table-cell>
          <table:table-cell office:value-type="float" office:value="0.5102443">
            <text:p>0,510244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24]);IF([.E124]=[.D12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8.6699499">
            <text:p>18,6699499</text:p>
          </table:table-cell>
          <table:table-cell office:value-type="float" office:value="2">
            <text:p>2</text:p>
          </table:table-cell>
          <table:table-cell office:value-type="float" office:value="0.8122396">
            <text:p>0,81223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25]);IF([.E125]=[.D12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8.9812773">
            <text:p>18,9812773</text:p>
          </table:table-cell>
          <table:table-cell office:value-type="float" office:value="1">
            <text:p>1</text:p>
          </table:table-cell>
          <table:table-cell office:value-type="float" office:value="0.5085687">
            <text:p>0,508568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26]);IF([.E126]=[.D12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8.9812773">
            <text:p>18,9812773</text:p>
          </table:table-cell>
          <table:table-cell office:value-type="float" office:value="2">
            <text:p>2</text:p>
          </table:table-cell>
          <table:table-cell office:value-type="float" office:value="0.8105733">
            <text:p>0,810573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27]);IF([.E127]=[.D12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9.2775661">
            <text:p>19,2775661</text:p>
          </table:table-cell>
          <table:table-cell office:value-type="float" office:value="1">
            <text:p>1</text:p>
          </table:table-cell>
          <table:table-cell office:value-type="float" office:value="0.262137">
            <text:p>0,26213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28]);IF([.E128]=[.D12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9.2775661">
            <text:p>19,2775661</text:p>
          </table:table-cell>
          <table:table-cell office:value-type="float" office:value="2">
            <text:p>2</text:p>
          </table:table-cell>
          <table:table-cell office:value-type="float" office:value="0.8616849">
            <text:p>0,86168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29]);IF([.E129]=[.D12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9.5788671">
            <text:p>19,5788671</text:p>
          </table:table-cell>
          <table:table-cell office:value-type="float" office:value="1">
            <text:p>1</text:p>
          </table:table-cell>
          <table:table-cell office:value-type="float" office:value="0.01314811">
            <text:p>0,0131481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30]);IF([.E130]=[.D13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9.5788671">
            <text:p>19,5788671</text:p>
          </table:table-cell>
          <table:table-cell office:value-type="float" office:value="2">
            <text:p>2</text:p>
          </table:table-cell>
          <table:table-cell office:value-type="float" office:value="0.8620167">
            <text:p>0,86201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31]);IF([.E131]=[.D13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9.8806693">
            <text:p>19,8806693</text:p>
          </table:table-cell>
          <table:table-cell office:value-type="float" office:value="1">
            <text:p>1</text:p>
          </table:table-cell>
          <table:table-cell office:value-type="float" office:value="-0.2389435">
            <text:p>-0,238943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32]);IF([.E132]=[.D13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19.8806693">
            <text:p>19,8806693</text:p>
          </table:table-cell>
          <table:table-cell office:value-type="float" office:value="2">
            <text:p>2</text:p>
          </table:table-cell>
          <table:table-cell office:value-type="float" office:value="0.9000511">
            <text:p>0,90005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33]);IF([.E133]=[.D13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0.1819708">
            <text:p>20,1819708</text:p>
          </table:table-cell>
          <table:table-cell office:value-type="float" office:value="1">
            <text:p>1</text:p>
          </table:table-cell>
          <table:table-cell office:value-type="float" office:value="-0.7244448">
            <text:p>-0,724444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34]);IF([.E134]=[.D13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0.1819708">
            <text:p>20,1819708</text:p>
          </table:table-cell>
          <table:table-cell office:value-type="float" office:value="2">
            <text:p>2</text:p>
          </table:table-cell>
          <table:table-cell office:value-type="float" office:value="0.6629112">
            <text:p>0,66291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35]);IF([.E135]=[.D13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0.4837733">
            <text:p>20,4837733</text:p>
          </table:table-cell>
          <table:table-cell office:value-type="float" office:value="1">
            <text:p>1</text:p>
          </table:table-cell>
          <table:table-cell office:value-type="float" office:value="-0.4824095">
            <text:p>-0,482409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36]);IF([.E136]=[.D13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0.4837733">
            <text:p>20,4837733</text:p>
          </table:table-cell>
          <table:table-cell office:value-type="float" office:value="2">
            <text:p>2</text:p>
          </table:table-cell>
          <table:table-cell office:value-type="float" office:value="0.4988186">
            <text:p>0,498818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37]);IF([.E137]=[.D13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0.7850748">
            <text:p>20,7850748</text:p>
          </table:table-cell>
          <table:table-cell office:value-type="float" office:value="1">
            <text:p>1</text:p>
          </table:table-cell>
          <table:table-cell office:value-type="float" office:value="-0.4173551">
            <text:p>-0,417355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38]);IF([.E138]=[.D13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0.7850748">
            <text:p>20,7850748</text:p>
          </table:table-cell>
          <table:table-cell office:value-type="float" office:value="2">
            <text:p>2</text:p>
          </table:table-cell>
          <table:table-cell office:value-type="float" office:value="0.3143321">
            <text:p>0,314332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39]);IF([.E139]=[.D13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1.0868773">
            <text:p>21,0868773</text:p>
          </table:table-cell>
          <table:table-cell office:value-type="float" office:value="1">
            <text:p>1</text:p>
          </table:table-cell>
          <table:table-cell office:value-type="float" office:value="0.05240827">
            <text:p>0,0524082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40]);IF([.E140]=[.D14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1.0868773">
            <text:p>21,0868773</text:p>
          </table:table-cell>
          <table:table-cell office:value-type="float" office:value="2">
            <text:p>2</text:p>
          </table:table-cell>
          <table:table-cell office:value-type="float" office:value="0.1067089">
            <text:p>0,10670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41]);IF([.E141]=[.D14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1.3886803">
            <text:p>21,3886803</text:p>
          </table:table-cell>
          <table:table-cell office:value-type="float" office:value="1">
            <text:p>1</text:p>
          </table:table-cell>
          <table:table-cell office:value-type="float" office:value="0.5319711">
            <text:p>0,53197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99999340772885">
            <text:p>0,9999993408</text:p>
          </table:table-cell>
          <table:table-cell table:formula="of:=IF(ISNUMBER([.E142]);IF([.E142]=[.D142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1.3886803">
            <text:p>21,3886803</text:p>
          </table:table-cell>
          <table:table-cell office:value-type="float" office:value="2">
            <text:p>2</text:p>
          </table:table-cell>
          <table:table-cell office:value-type="float" office:value="0.337882">
            <text:p>0,3378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ISNUMBER([.E143]);IF([.E143]=[.D143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1.689981">
            <text:p>21,689981</text:p>
          </table:table-cell>
          <table:table-cell office:value-type="float" office:value="1">
            <text:p>1</text:p>
          </table:table-cell>
          <table:table-cell office:value-type="float" office:value="0.590547">
            <text:p>0,5905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34031524793529">
            <text:p>0,2340315248</text:p>
          </table:table-cell>
          <table:table-cell table:formula="of:=IF(ISNUMBER([.E144]);IF([.E144]=[.D144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1.689981">
            <text:p>21,689981</text:p>
          </table:table-cell>
          <table:table-cell office:value-type="float" office:value="2">
            <text:p>2</text:p>
          </table:table-cell>
          <table:table-cell office:value-type="float" office:value="0.5592024">
            <text:p>0,55920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ISNUMBER([.E145]);IF([.E145]=[.D145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1.991784">
            <text:p>21,991784</text:p>
          </table:table-cell>
          <table:table-cell office:value-type="float" office:value="1">
            <text:p>1</text:p>
          </table:table-cell>
          <table:table-cell office:value-type="float" office:value="0.7320113">
            <text:p>0,73201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84767338257272">
            <text:p>0,9847673383</text:p>
          </table:table-cell>
          <table:table-cell table:formula="of:=IF(ISNUMBER([.E146]);IF([.E146]=[.D146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1.991784">
            <text:p>21,991784</text:p>
          </table:table-cell>
          <table:table-cell office:value-type="float" office:value="2">
            <text:p>2</text:p>
          </table:table-cell>
          <table:table-cell office:value-type="float" office:value="0.7039593">
            <text:p>0,70395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ISNUMBER([.E147]);IF([.E147]=[.D147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2.2930853">
            <text:p>22,2930853</text:p>
          </table:table-cell>
          <table:table-cell office:value-type="float" office:value="1">
            <text:p>1</text:p>
          </table:table-cell>
          <table:table-cell office:value-type="float" office:value="0.3565648">
            <text:p>0,356564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48]);IF([.E148]=[.D14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2.2930853">
            <text:p>22,2930853</text:p>
          </table:table-cell>
          <table:table-cell office:value-type="float" office:value="2">
            <text:p>2</text:p>
          </table:table-cell>
          <table:table-cell office:value-type="float" office:value="0.9343397">
            <text:p>0,93433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49]);IF([.E149]=[.D14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2.5948957">
            <text:p>22,5948957</text:p>
          </table:table-cell>
          <table:table-cell office:value-type="float" office:value="1">
            <text:p>1</text:p>
          </table:table-cell>
          <table:table-cell office:value-type="float" office:value="-0.105722">
            <text:p>-0,105722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50]);IF([.E150]=[.D15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2.5948957">
            <text:p>22,5948957</text:p>
          </table:table-cell>
          <table:table-cell office:value-type="float" office:value="2">
            <text:p>2</text:p>
          </table:table-cell>
          <table:table-cell office:value-type="float" office:value="0.7201632">
            <text:p>0,72016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51]);IF([.E151]=[.D15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2.8926875">
            <text:p>22,8926875</text:p>
          </table:table-cell>
          <table:table-cell office:value-type="float" office:value="1">
            <text:p>1</text:p>
          </table:table-cell>
          <table:table-cell office:value-type="float" office:value="-0.3101682">
            <text:p>-0,3101682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52]);IF([.E152]=[.D15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2.8926875">
            <text:p>22,8926875</text:p>
          </table:table-cell>
          <table:table-cell office:value-type="float" office:value="2">
            <text:p>2</text:p>
          </table:table-cell>
          <table:table-cell office:value-type="float" office:value="0.4991908">
            <text:p>0,499190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53]);IF([.E153]=[.D15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3.2050182">
            <text:p>23,2050182</text:p>
          </table:table-cell>
          <table:table-cell office:value-type="float" office:value="1">
            <text:p>1</text:p>
          </table:table-cell>
          <table:table-cell office:value-type="float" office:value="-0.5114727">
            <text:p>-0,511472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54]);IF([.E154]=[.D15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3.2050182">
            <text:p>23,2050182</text:p>
          </table:table-cell>
          <table:table-cell office:value-type="float" office:value="2">
            <text:p>2</text:p>
          </table:table-cell>
          <table:table-cell office:value-type="float" office:value="0.5304551">
            <text:p>0,530455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55]);IF([.E155]=[.D15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3.5178499">
            <text:p>23,5178499</text:p>
          </table:table-cell>
          <table:table-cell office:value-type="float" office:value="1">
            <text:p>1</text:p>
          </table:table-cell>
          <table:table-cell office:value-type="float" office:value="-0.4842744">
            <text:p>-0,484274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56]);IF([.E156]=[.D15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3.5178499">
            <text:p>23,5178499</text:p>
          </table:table-cell>
          <table:table-cell office:value-type="float" office:value="2">
            <text:p>2</text:p>
          </table:table-cell>
          <table:table-cell office:value-type="float" office:value="0.5379992">
            <text:p>0,53799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57]);IF([.E157]=[.D15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3.8316849">
            <text:p>23,8316849</text:p>
          </table:table-cell>
          <table:table-cell office:value-type="float" office:value="1">
            <text:p>1</text:p>
          </table:table-cell>
          <table:table-cell office:value-type="float" office:value="-0.4273258">
            <text:p>-0,427325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58]);IF([.E158]=[.D15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3.8316849">
            <text:p>23,8316849</text:p>
          </table:table-cell>
          <table:table-cell office:value-type="float" office:value="2">
            <text:p>2</text:p>
          </table:table-cell>
          <table:table-cell office:value-type="float" office:value="0.5955762">
            <text:p>0,59557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59]);IF([.E159]=[.D15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4.1440154">
            <text:p>24,1440154</text:p>
          </table:table-cell>
          <table:table-cell office:value-type="float" office:value="1">
            <text:p>1</text:p>
          </table:table-cell>
          <table:table-cell office:value-type="float" office:value="-0.3951412">
            <text:p>-0,3951412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60]);IF([.E160]=[.D16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4.1440154">
            <text:p>24,1440154</text:p>
          </table:table-cell>
          <table:table-cell office:value-type="float" office:value="2">
            <text:p>2</text:p>
          </table:table-cell>
          <table:table-cell office:value-type="float" office:value="0.8149049">
            <text:p>0,81490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61]);IF([.E161]=[.D16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4.4563463">
            <text:p>24,4563463</text:p>
          </table:table-cell>
          <table:table-cell office:value-type="float" office:value="1">
            <text:p>1</text:p>
          </table:table-cell>
          <table:table-cell office:value-type="float" office:value="-0.4025236">
            <text:p>-0,402523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62]);IF([.E162]=[.D16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4.4563463">
            <text:p>24,4563463</text:p>
          </table:table-cell>
          <table:table-cell office:value-type="float" office:value="2">
            <text:p>2</text:p>
          </table:table-cell>
          <table:table-cell office:value-type="float" office:value="0.8176202">
            <text:p>0,817620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63]);IF([.E163]=[.D16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4.7688081">
            <text:p>24,7688081</text:p>
          </table:table-cell>
          <table:table-cell office:value-type="float" office:value="1">
            <text:p>1</text:p>
          </table:table-cell>
          <table:table-cell office:value-type="float" office:value="-0.1772484">
            <text:p>-0,177248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64]);IF([.E164]=[.D16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4.7688081">
            <text:p>24,7688081</text:p>
          </table:table-cell>
          <table:table-cell office:value-type="float" office:value="2">
            <text:p>2</text:p>
          </table:table-cell>
          <table:table-cell office:value-type="float" office:value="0.5893672">
            <text:p>0,58936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65]);IF([.E165]=[.D16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5.0821418">
            <text:p>25,0821418</text:p>
          </table:table-cell>
          <table:table-cell office:value-type="float" office:value="1">
            <text:p>1</text:p>
          </table:table-cell>
          <table:table-cell office:value-type="float" office:value="-0.01242455">
            <text:p>-0,0124245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66]);IF([.E166]=[.D16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5.0821418">
            <text:p>25,0821418</text:p>
          </table:table-cell>
          <table:table-cell office:value-type="float" office:value="2">
            <text:p>2</text:p>
          </table:table-cell>
          <table:table-cell office:value-type="float" office:value="0.7504838">
            <text:p>0,75048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67]);IF([.E167]=[.D16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5.3949735">
            <text:p>25,3949735</text:p>
          </table:table-cell>
          <table:table-cell office:value-type="float" office:value="1">
            <text:p>1</text:p>
          </table:table-cell>
          <table:table-cell office:value-type="float" office:value="-0.02095051">
            <text:p>-0,0209505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68]);IF([.E168]=[.D16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5.3949735">
            <text:p>25,3949735</text:p>
          </table:table-cell>
          <table:table-cell office:value-type="float" office:value="2">
            <text:p>2</text:p>
          </table:table-cell>
          <table:table-cell office:value-type="float" office:value="0.7510952">
            <text:p>0,751095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69]);IF([.E169]=[.D16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5.7073039">
            <text:p>25,7073039</text:p>
          </table:table-cell>
          <table:table-cell office:value-type="float" office:value="1">
            <text:p>1</text:p>
          </table:table-cell>
          <table:table-cell office:value-type="float" office:value="-0.2409821">
            <text:p>-0,240982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70]);IF([.E170]=[.D17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5.7073039">
            <text:p>25,7073039</text:p>
          </table:table-cell>
          <table:table-cell office:value-type="float" office:value="2">
            <text:p>2</text:p>
          </table:table-cell>
          <table:table-cell office:value-type="float" office:value="0.5341237">
            <text:p>0,534123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71]);IF([.E171]=[.D17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6.0201359">
            <text:p>26,0201359</text:p>
          </table:table-cell>
          <table:table-cell office:value-type="float" office:value="1">
            <text:p>1</text:p>
          </table:table-cell>
          <table:table-cell office:value-type="float" office:value="-0.3871897">
            <text:p>-0,387189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72]);IF([.E172]=[.D17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6.0201359">
            <text:p>26,0201359</text:p>
          </table:table-cell>
          <table:table-cell office:value-type="float" office:value="2">
            <text:p>2</text:p>
          </table:table-cell>
          <table:table-cell office:value-type="float" office:value="0.5556058">
            <text:p>0,555605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73]);IF([.E173]=[.D17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6.3214371">
            <text:p>26,3214371</text:p>
          </table:table-cell>
          <table:table-cell office:value-type="float" office:value="1">
            <text:p>1</text:p>
          </table:table-cell>
          <table:table-cell office:value-type="float" office:value="-0.4081661">
            <text:p>-0,408166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74]);IF([.E174]=[.D17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6.3214371">
            <text:p>26,3214371</text:p>
          </table:table-cell>
          <table:table-cell office:value-type="float" office:value="2">
            <text:p>2</text:p>
          </table:table-cell>
          <table:table-cell office:value-type="float" office:value="0.5413815">
            <text:p>0,541381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75]);IF([.E175]=[.D17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6.6272508">
            <text:p>26,6272508</text:p>
          </table:table-cell>
          <table:table-cell office:value-type="float" office:value="1">
            <text:p>1</text:p>
          </table:table-cell>
          <table:table-cell office:value-type="float" office:value="-0.3871458">
            <text:p>-0,387145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76]);IF([.E176]=[.D17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6.6272508">
            <text:p>26,6272508</text:p>
          </table:table-cell>
          <table:table-cell office:value-type="float" office:value="2">
            <text:p>2</text:p>
          </table:table-cell>
          <table:table-cell office:value-type="float" office:value="0.5192444">
            <text:p>0,51924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77]);IF([.E177]=[.D17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6.9285518">
            <text:p>26,9285518</text:p>
          </table:table-cell>
          <table:table-cell office:value-type="float" office:value="1">
            <text:p>1</text:p>
          </table:table-cell>
          <table:table-cell office:value-type="float" office:value="-0.3789616">
            <text:p>-0,378961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78]);IF([.E178]=[.D17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6.9285518">
            <text:p>26,9285518</text:p>
          </table:table-cell>
          <table:table-cell office:value-type="float" office:value="2">
            <text:p>2</text:p>
          </table:table-cell>
          <table:table-cell office:value-type="float" office:value="0.5519399">
            <text:p>0,551939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79]);IF([.E179]=[.D17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7.2303625">
            <text:p>27,2303625</text:p>
          </table:table-cell>
          <table:table-cell office:value-type="float" office:value="1">
            <text:p>1</text:p>
          </table:table-cell>
          <table:table-cell office:value-type="float" office:value="-0.1097936">
            <text:p>-0,109793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80]);IF([.E180]=[.D18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7.2303625">
            <text:p>27,2303625</text:p>
          </table:table-cell>
          <table:table-cell office:value-type="float" office:value="2">
            <text:p>2</text:p>
          </table:table-cell>
          <table:table-cell office:value-type="float" office:value="0.7572238">
            <text:p>0,75722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81]);IF([.E181]=[.D18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7.5206347">
            <text:p>27,5206347</text:p>
          </table:table-cell>
          <table:table-cell office:value-type="float" office:value="1">
            <text:p>1</text:p>
          </table:table-cell>
          <table:table-cell office:value-type="float" office:value="0.05865966">
            <text:p>0,0586596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82]);IF([.E182]=[.D18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7.5206347">
            <text:p>27,5206347</text:p>
          </table:table-cell>
          <table:table-cell office:value-type="float" office:value="2">
            <text:p>2</text:p>
          </table:table-cell>
          <table:table-cell office:value-type="float" office:value="0.6939167">
            <text:p>0,69391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83]);IF([.E183]=[.D18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7.8224372">
            <text:p>27,8224372</text:p>
          </table:table-cell>
          <table:table-cell office:value-type="float" office:value="1">
            <text:p>1</text:p>
          </table:table-cell>
          <table:table-cell office:value-type="float" office:value="0.2837544">
            <text:p>0,283754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84]);IF([.E184]=[.D18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7.8224372">
            <text:p>27,8224372</text:p>
          </table:table-cell>
          <table:table-cell office:value-type="float" office:value="2">
            <text:p>2</text:p>
          </table:table-cell>
          <table:table-cell office:value-type="float" office:value="0.6273273">
            <text:p>0,627327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85]);IF([.E185]=[.D18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8.1242397">
            <text:p>28,1242397</text:p>
          </table:table-cell>
          <table:table-cell office:value-type="float" office:value="1">
            <text:p>1</text:p>
          </table:table-cell>
          <table:table-cell office:value-type="float" office:value="0.734849">
            <text:p>0,73484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86]);IF([.E186]=[.D18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8.1242397">
            <text:p>28,1242397</text:p>
          </table:table-cell>
          <table:table-cell office:value-type="float" office:value="2">
            <text:p>2</text:p>
          </table:table-cell>
          <table:table-cell office:value-type="float" office:value="0.8117676">
            <text:p>0,81176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87]);IF([.E187]=[.D18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8.4255484">
            <text:p>28,4255484</text:p>
          </table:table-cell>
          <table:table-cell office:value-type="float" office:value="1">
            <text:p>1</text:p>
          </table:table-cell>
          <table:table-cell office:value-type="float" office:value="0.7464831">
            <text:p>0,746483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88]);IF([.E188]=[.D18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8.4255484">
            <text:p>28,4255484</text:p>
          </table:table-cell>
          <table:table-cell office:value-type="float" office:value="2">
            <text:p>2</text:p>
          </table:table-cell>
          <table:table-cell office:value-type="float" office:value="0.8166444">
            <text:p>0,81664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89]);IF([.E189]=[.D18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8.7273511">
            <text:p>28,7273511</text:p>
          </table:table-cell>
          <table:table-cell office:value-type="float" office:value="1">
            <text:p>1</text:p>
          </table:table-cell>
          <table:table-cell office:value-type="float" office:value="0.6009822">
            <text:p>0,60098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.0508235907107634">
            <text:p>-0,0508235907</text:p>
          </table:table-cell>
          <table:table-cell table:formula="of:=IF(ISNUMBER([.E190]);IF([.E190]=[.D190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8.7273511">
            <text:p>28,7273511</text:p>
          </table:table-cell>
          <table:table-cell office:value-type="float" office:value="2">
            <text:p>2</text:p>
          </table:table-cell>
          <table:table-cell office:value-type="float" office:value="0.4510364">
            <text:p>0,45103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ISNUMBER([.E191]);IF([.E191]=[.D191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9.0291549">
            <text:p>29,0291549</text:p>
          </table:table-cell>
          <table:table-cell office:value-type="float" office:value="1">
            <text:p>1</text:p>
          </table:table-cell>
          <table:table-cell office:value-type="float" office:value="0.4812407">
            <text:p>0,481240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92]);IF([.E192]=[.D19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9.0291549">
            <text:p>29,0291549</text:p>
          </table:table-cell>
          <table:table-cell office:value-type="float" office:value="2">
            <text:p>2</text:p>
          </table:table-cell>
          <table:table-cell office:value-type="float" office:value="0.5302554">
            <text:p>0,530255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93]);IF([.E193]=[.D19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9.3304554">
            <text:p>29,3304554</text:p>
          </table:table-cell>
          <table:table-cell office:value-type="float" office:value="1">
            <text:p>1</text:p>
          </table:table-cell>
          <table:table-cell office:value-type="float" office:value="0.2475318">
            <text:p>0,247531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94]);IF([.E194]=[.D19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9.3304554">
            <text:p>29,3304554</text:p>
          </table:table-cell>
          <table:table-cell office:value-type="float" office:value="2">
            <text:p>2</text:p>
          </table:table-cell>
          <table:table-cell office:value-type="float" office:value="0.3449729">
            <text:p>0,34497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95]);IF([.E195]=[.D19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9.6317564">
            <text:p>29,6317564</text:p>
          </table:table-cell>
          <table:table-cell office:value-type="float" office:value="1">
            <text:p>1</text:p>
          </table:table-cell>
          <table:table-cell office:value-type="float" office:value="0.08054646">
            <text:p>0,0805464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96]);IF([.E196]=[.D19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9.6317564">
            <text:p>29,6317564</text:p>
          </table:table-cell>
          <table:table-cell office:value-type="float" office:value="2">
            <text:p>2</text:p>
          </table:table-cell>
          <table:table-cell office:value-type="float" office:value="0.1761879">
            <text:p>0,176187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97]);IF([.E197]=[.D19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9.9335589">
            <text:p>29,9335589</text:p>
          </table:table-cell>
          <table:table-cell office:value-type="float" office:value="1">
            <text:p>1</text:p>
          </table:table-cell>
          <table:table-cell office:value-type="float" office:value="0.1932667">
            <text:p>0,193266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198]);IF([.E198]=[.D19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29.9335589">
            <text:p>29,9335589</text:p>
          </table:table-cell>
          <table:table-cell office:value-type="float" office:value="2">
            <text:p>2</text:p>
          </table:table-cell>
          <table:table-cell office:value-type="float" office:value="0.4985695">
            <text:p>0,49856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199]);IF([.E199]=[.D19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0.2303479">
            <text:p>30,2303479</text:p>
          </table:table-cell>
          <table:table-cell office:value-type="float" office:value="1">
            <text:p>1</text:p>
          </table:table-cell>
          <table:table-cell office:value-type="float" office:value="0.4391917">
            <text:p>0,439191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00]);IF([.E200]=[.D20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0.2303479">
            <text:p>30,2303479</text:p>
          </table:table-cell>
          <table:table-cell office:value-type="float" office:value="2">
            <text:p>2</text:p>
          </table:table-cell>
          <table:table-cell office:value-type="float" office:value="0.5076245">
            <text:p>0,507624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01]);IF([.E201]=[.D20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0.5421773">
            <text:p>30,5421773</text:p>
          </table:table-cell>
          <table:table-cell office:value-type="float" office:value="1">
            <text:p>1</text:p>
          </table:table-cell>
          <table:table-cell office:value-type="float" office:value="0.65666">
            <text:p>0,656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45718247713287">
            <text:p>0,4571824771</text:p>
          </table:table-cell>
          <table:table-cell table:formula="of:=IF(ISNUMBER([.E202]);IF([.E202]=[.D202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0.5421773">
            <text:p>30,5421773</text:p>
          </table:table-cell>
          <table:table-cell office:value-type="float" office:value="2">
            <text:p>2</text:p>
          </table:table-cell>
          <table:table-cell office:value-type="float" office:value="0.5985305">
            <text:p>0,59853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ISNUMBER([.E203]);IF([.E203]=[.D203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0.8384653">
            <text:p>30,8384653</text:p>
          </table:table-cell>
          <table:table-cell office:value-type="float" office:value="1">
            <text:p>1</text:p>
          </table:table-cell>
          <table:table-cell office:value-type="float" office:value="0.8281903">
            <text:p>0,82819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99999567857574">
            <text:p>0,9999995679</text:p>
          </table:table-cell>
          <table:table-cell table:formula="of:=IF(ISNUMBER([.E204]);IF([.E204]=[.D204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0.8384653">
            <text:p>30,8384653</text:p>
          </table:table-cell>
          <table:table-cell office:value-type="float" office:value="2">
            <text:p>2</text:p>
          </table:table-cell>
          <table:table-cell office:value-type="float" office:value="0.7662731">
            <text:p>0,76627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ISNUMBER([.E205]);IF([.E205]=[.D205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1.1397668">
            <text:p>31,1397668</text:p>
          </table:table-cell>
          <table:table-cell office:value-type="float" office:value="1">
            <text:p>1</text:p>
          </table:table-cell>
          <table:table-cell office:value-type="float" office:value="0.6970432">
            <text:p>0,6970432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06]);IF([.E206]=[.D20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1.1397668">
            <text:p>31,1397668</text:p>
          </table:table-cell>
          <table:table-cell office:value-type="float" office:value="2">
            <text:p>2</text:p>
          </table:table-cell>
          <table:table-cell office:value-type="float" office:value="0.8540359">
            <text:p>0,854035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07]);IF([.E207]=[.D20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1.4416008">
            <text:p>31,4416008</text:p>
          </table:table-cell>
          <table:table-cell office:value-type="float" office:value="1">
            <text:p>1</text:p>
          </table:table-cell>
          <table:table-cell office:value-type="float" office:value="0.3463883">
            <text:p>0,346388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08]);IF([.E208]=[.D20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1.4416008">
            <text:p>31,4416008</text:p>
          </table:table-cell>
          <table:table-cell office:value-type="float" office:value="2">
            <text:p>2</text:p>
          </table:table-cell>
          <table:table-cell office:value-type="float" office:value="0.7523974">
            <text:p>0,752397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09]);IF([.E209]=[.D20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1.7434038">
            <text:p>31,7434038</text:p>
          </table:table-cell>
          <table:table-cell office:value-type="float" office:value="1">
            <text:p>1</text:p>
          </table:table-cell>
          <table:table-cell office:value-type="float" office:value="0.1164927">
            <text:p>0,116492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10]);IF([.E210]=[.D21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1.7434038">
            <text:p>31,7434038</text:p>
          </table:table-cell>
          <table:table-cell office:value-type="float" office:value="2">
            <text:p>2</text:p>
          </table:table-cell>
          <table:table-cell office:value-type="float" office:value="0.6735815">
            <text:p>0,673581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11]);IF([.E211]=[.D21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2.0447047">
            <text:p>32,0447047</text:p>
          </table:table-cell>
          <table:table-cell office:value-type="float" office:value="1">
            <text:p>1</text:p>
          </table:table-cell>
          <table:table-cell office:value-type="float" office:value="-0.1483136">
            <text:p>-0,148313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12]);IF([.E212]=[.D21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2.0447047">
            <text:p>32,0447047</text:p>
          </table:table-cell>
          <table:table-cell office:value-type="float" office:value="2">
            <text:p>2</text:p>
          </table:table-cell>
          <table:table-cell office:value-type="float" office:value="0.6562635">
            <text:p>0,656263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13]);IF([.E213]=[.D21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2.3465078">
            <text:p>32,3465078</text:p>
          </table:table-cell>
          <table:table-cell office:value-type="float" office:value="1">
            <text:p>1</text:p>
          </table:table-cell>
          <table:table-cell office:value-type="float" office:value="-0.3436655">
            <text:p>-0,343665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14]);IF([.E214]=[.D21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2.3465078">
            <text:p>32,3465078</text:p>
          </table:table-cell>
          <table:table-cell office:value-type="float" office:value="2">
            <text:p>2</text:p>
          </table:table-cell>
          <table:table-cell office:value-type="float" office:value="0.6898396">
            <text:p>0,68983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15]);IF([.E215]=[.D21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2.6483103">
            <text:p>32,6483103</text:p>
          </table:table-cell>
          <table:table-cell office:value-type="float" office:value="1">
            <text:p>1</text:p>
          </table:table-cell>
          <table:table-cell office:value-type="float" office:value="-0.2405163">
            <text:p>-0,240516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16]);IF([.E216]=[.D21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2.6483103">
            <text:p>32,6483103</text:p>
          </table:table-cell>
          <table:table-cell office:value-type="float" office:value="2">
            <text:p>2</text:p>
          </table:table-cell>
          <table:table-cell office:value-type="float" office:value="0.6810035">
            <text:p>0,681003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17]);IF([.E217]=[.D21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2.9501128">
            <text:p>32,9501128</text:p>
          </table:table-cell>
          <table:table-cell office:value-type="float" office:value="1">
            <text:p>1</text:p>
          </table:table-cell>
          <table:table-cell office:value-type="float" office:value="-0.2072925">
            <text:p>-0,207292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18]);IF([.E218]=[.D21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2.9501128">
            <text:p>32,9501128</text:p>
          </table:table-cell>
          <table:table-cell office:value-type="float" office:value="2">
            <text:p>2</text:p>
          </table:table-cell>
          <table:table-cell office:value-type="float" office:value="0.8540095">
            <text:p>0,85400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19]);IF([.E219]=[.D21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3.251414">
            <text:p>33,251414</text:p>
          </table:table-cell>
          <table:table-cell office:value-type="float" office:value="1">
            <text:p>1</text:p>
          </table:table-cell>
          <table:table-cell office:value-type="float" office:value="-0.2142663">
            <text:p>-0,214266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20]);IF([.E220]=[.D22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3.251414">
            <text:p>33,251414</text:p>
          </table:table-cell>
          <table:table-cell office:value-type="float" office:value="2">
            <text:p>2</text:p>
          </table:table-cell>
          <table:table-cell office:value-type="float" office:value="0.8479455">
            <text:p>0,84794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21]);IF([.E221]=[.D22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3.5527157">
            <text:p>33,5527157</text:p>
          </table:table-cell>
          <table:table-cell office:value-type="float" office:value="1">
            <text:p>1</text:p>
          </table:table-cell>
          <table:table-cell office:value-type="float" office:value="-0.04473218">
            <text:p>-0,04473218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22]);IF([.E222]=[.D22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3.5527157">
            <text:p>33,5527157</text:p>
          </table:table-cell>
          <table:table-cell office:value-type="float" office:value="2">
            <text:p>2</text:p>
          </table:table-cell>
          <table:table-cell office:value-type="float" office:value="0.6352132">
            <text:p>0,63521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23]);IF([.E223]=[.D22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3.8545177">
            <text:p>33,8545177</text:p>
          </table:table-cell>
          <table:table-cell office:value-type="float" office:value="1">
            <text:p>1</text:p>
          </table:table-cell>
          <table:table-cell office:value-type="float" office:value="-0.04684629">
            <text:p>-0,0468462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24]);IF([.E224]=[.D22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3.8545177">
            <text:p>33,8545177</text:p>
          </table:table-cell>
          <table:table-cell office:value-type="float" office:value="2">
            <text:p>2</text:p>
          </table:table-cell>
          <table:table-cell office:value-type="float" office:value="0.7449304">
            <text:p>0,744930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25]);IF([.E225]=[.D22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4.1488007">
            <text:p>34,1488007</text:p>
          </table:table-cell>
          <table:table-cell office:value-type="float" office:value="1">
            <text:p>1</text:p>
          </table:table-cell>
          <table:table-cell office:value-type="float" office:value="-0.1713003">
            <text:p>-0,171300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26]);IF([.E226]=[.D22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4.1488007">
            <text:p>34,1488007</text:p>
          </table:table-cell>
          <table:table-cell office:value-type="float" office:value="2">
            <text:p>2</text:p>
          </table:table-cell>
          <table:table-cell office:value-type="float" office:value="0.7483125">
            <text:p>0,74831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27]);IF([.E227]=[.D22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4.4536113">
            <text:p>34,4536113</text:p>
          </table:table-cell>
          <table:table-cell office:value-type="float" office:value="1">
            <text:p>1</text:p>
          </table:table-cell>
          <table:table-cell office:value-type="float" office:value="-0.1981059">
            <text:p>-0,198105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28]);IF([.E228]=[.D22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4.4536113">
            <text:p>34,4536113</text:p>
          </table:table-cell>
          <table:table-cell office:value-type="float" office:value="2">
            <text:p>2</text:p>
          </table:table-cell>
          <table:table-cell office:value-type="float" office:value="0.7222998">
            <text:p>0,722299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29]);IF([.E229]=[.D22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4.7669443">
            <text:p>34,7669443</text:p>
          </table:table-cell>
          <table:table-cell office:value-type="float" office:value="1">
            <text:p>1</text:p>
          </table:table-cell>
          <table:table-cell office:value-type="float" office:value="-0.242774">
            <text:p>-0,24277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30]);IF([.E230]=[.D23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4.7669443">
            <text:p>34,7669443</text:p>
          </table:table-cell>
          <table:table-cell office:value-type="float" office:value="2">
            <text:p>2</text:p>
          </table:table-cell>
          <table:table-cell office:value-type="float" office:value="0.9298097">
            <text:p>0,92980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31]);IF([.E231]=[.D23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5.0782724">
            <text:p>35,0782724</text:p>
          </table:table-cell>
          <table:table-cell office:value-type="float" office:value="1">
            <text:p>1</text:p>
          </table:table-cell>
          <table:table-cell office:value-type="float" office:value="-0.008979229">
            <text:p>-0,00897922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32]);IF([.E232]=[.D23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5.0782724">
            <text:p>35,0782724</text:p>
          </table:table-cell>
          <table:table-cell office:value-type="float" office:value="2">
            <text:p>2</text:p>
          </table:table-cell>
          <table:table-cell office:value-type="float" office:value="0.9147685">
            <text:p>0,91476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33]);IF([.E233]=[.D23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5.3926082">
            <text:p>35,3926082</text:p>
          </table:table-cell>
          <table:table-cell office:value-type="float" office:value="1">
            <text:p>1</text:p>
          </table:table-cell>
          <table:table-cell office:value-type="float" office:value="0.2315809">
            <text:p>0,231580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34]);IF([.E234]=[.D23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5.3926082">
            <text:p>35,3926082</text:p>
          </table:table-cell>
          <table:table-cell office:value-type="float" office:value="2">
            <text:p>2</text:p>
          </table:table-cell>
          <table:table-cell office:value-type="float" office:value="0.9170729">
            <text:p>0,91707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35]);IF([.E235]=[.D23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5.7039361">
            <text:p>35,7039361</text:p>
          </table:table-cell>
          <table:table-cell office:value-type="float" office:value="1">
            <text:p>1</text:p>
          </table:table-cell>
          <table:table-cell office:value-type="float" office:value="0.5196081">
            <text:p>0,519608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36]);IF([.E236]=[.D23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5.7039361">
            <text:p>35,7039361</text:p>
          </table:table-cell>
          <table:table-cell office:value-type="float" office:value="2">
            <text:p>2</text:p>
          </table:table-cell>
          <table:table-cell office:value-type="float" office:value="0.9559063">
            <text:p>0,955906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37]);IF([.E237]=[.D23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6.015265">
            <text:p>36,015265</text:p>
          </table:table-cell>
          <table:table-cell office:value-type="float" office:value="1">
            <text:p>1</text:p>
          </table:table-cell>
          <table:table-cell office:value-type="float" office:value="0.7413752">
            <text:p>0,7413752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38]);IF([.E238]=[.D23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6.015265">
            <text:p>36,015265</text:p>
          </table:table-cell>
          <table:table-cell office:value-type="float" office:value="2">
            <text:p>2</text:p>
          </table:table-cell>
          <table:table-cell office:value-type="float" office:value="0.9646567">
            <text:p>0,96465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39]);IF([.E239]=[.D23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6.312054">
            <text:p>36,312054</text:p>
          </table:table-cell>
          <table:table-cell office:value-type="float" office:value="1">
            <text:p>1</text:p>
          </table:table-cell>
          <table:table-cell office:value-type="float" office:value="0.510977">
            <text:p>0,510977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40]);IF([.E240]=[.D24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6.312054">
            <text:p>36,312054</text:p>
          </table:table-cell>
          <table:table-cell office:value-type="float" office:value="2">
            <text:p>2</text:p>
          </table:table-cell>
          <table:table-cell office:value-type="float" office:value="0.7352157">
            <text:p>0,735215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41]);IF([.E241]=[.D24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6.6133548">
            <text:p>36,6133548</text:p>
          </table:table-cell>
          <table:table-cell office:value-type="float" office:value="1">
            <text:p>1</text:p>
          </table:table-cell>
          <table:table-cell office:value-type="float" office:value="0.2457541">
            <text:p>0,245754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42]);IF([.E242]=[.D24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6.6133548">
            <text:p>36,6133548</text:p>
          </table:table-cell>
          <table:table-cell office:value-type="float" office:value="2">
            <text:p>2</text:p>
          </table:table-cell>
          <table:table-cell office:value-type="float" office:value="0.4675426">
            <text:p>0,46754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43]);IF([.E243]=[.D24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6.9151578">
            <text:p>36,9151578</text:p>
          </table:table-cell>
          <table:table-cell office:value-type="float" office:value="1">
            <text:p>1</text:p>
          </table:table-cell>
          <table:table-cell office:value-type="float" office:value="0.006812752">
            <text:p>0,006812752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44]);IF([.E244]=[.D24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6.9151578">
            <text:p>36,9151578</text:p>
          </table:table-cell>
          <table:table-cell office:value-type="float" office:value="2">
            <text:p>2</text:p>
          </table:table-cell>
          <table:table-cell office:value-type="float" office:value="0.2264968">
            <text:p>0,22649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45]);IF([.E245]=[.D24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7.2164587">
            <text:p>37,2164587</text:p>
          </table:table-cell>
          <table:table-cell office:value-type="float" office:value="1">
            <text:p>1</text:p>
          </table:table-cell>
          <table:table-cell office:value-type="float" office:value="-0.08724794">
            <text:p>-0,0872479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46]);IF([.E246]=[.D24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7.2164587">
            <text:p>37,2164587</text:p>
          </table:table-cell>
          <table:table-cell office:value-type="float" office:value="2">
            <text:p>2</text:p>
          </table:table-cell>
          <table:table-cell office:value-type="float" office:value="-0.02162745">
            <text:p>-0,0216274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47]);IF([.E247]=[.D247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7.5177602">
            <text:p>37,5177602</text:p>
          </table:table-cell>
          <table:table-cell office:value-type="float" office:value="1">
            <text:p>1</text:p>
          </table:table-cell>
          <table:table-cell office:value-type="float" office:value="0.160713">
            <text:p>0,160713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48]);IF([.E248]=[.D24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7.5177602">
            <text:p>37,5177602</text:p>
          </table:table-cell>
          <table:table-cell office:value-type="float" office:value="2">
            <text:p>2</text:p>
          </table:table-cell>
          <table:table-cell office:value-type="float" office:value="0.2175324">
            <text:p>0,217532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49]);IF([.E249]=[.D24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7.8195627">
            <text:p>37,8195627</text:p>
          </table:table-cell>
          <table:table-cell office:value-type="float" office:value="1">
            <text:p>1</text:p>
          </table:table-cell>
          <table:table-cell office:value-type="float" office:value="0.5308903">
            <text:p>0,53089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49222903538005">
            <text:p>0,9492229035</text:p>
          </table:table-cell>
          <table:table-cell table:formula="of:=IF(ISNUMBER([.E250]);IF([.E250]=[.D250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7.8195627">
            <text:p>37,8195627</text:p>
          </table:table-cell>
          <table:table-cell office:value-type="float" office:value="2">
            <text:p>2</text:p>
          </table:table-cell>
          <table:table-cell office:value-type="float" office:value="0.4842503">
            <text:p>0,48425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IF(ISNUMBER([.E251]);IF([.E251]=[.D251];1;0);&quot;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8.1213657">
            <text:p>38,1213657</text:p>
          </table:table-cell>
          <table:table-cell office:value-type="float" office:value="1">
            <text:p>1</text:p>
          </table:table-cell>
          <table:table-cell office:value-type="float" office:value="0.6340166">
            <text:p>0,6340166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52]);IF([.E252]=[.D25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8.1213657">
            <text:p>38,1213657</text:p>
          </table:table-cell>
          <table:table-cell office:value-type="float" office:value="2">
            <text:p>2</text:p>
          </table:table-cell>
          <table:table-cell office:value-type="float" office:value="0.6478095">
            <text:p>0,64780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53]);IF([.E253]=[.D253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8.4226667">
            <text:p>38,4226667</text:p>
          </table:table-cell>
          <table:table-cell office:value-type="float" office:value="1">
            <text:p>1</text:p>
          </table:table-cell>
          <table:table-cell office:value-type="float" office:value="0.5757495">
            <text:p>0,5757495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54]);IF([.E254]=[.D254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8.4226667">
            <text:p>38,4226667</text:p>
          </table:table-cell>
          <table:table-cell office:value-type="float" office:value="2">
            <text:p>2</text:p>
          </table:table-cell>
          <table:table-cell office:value-type="float" office:value="0.8680837">
            <text:p>0,868083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55]);IF([.E255]=[.D255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8.7244692">
            <text:p>38,7244692</text:p>
          </table:table-cell>
          <table:table-cell office:value-type="float" office:value="1">
            <text:p>1</text:p>
          </table:table-cell>
          <table:table-cell office:value-type="float" office:value="0.09021951">
            <text:p>0,0902195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56]);IF([.E256]=[.D256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8.7244692">
            <text:p>38,7244692</text:p>
          </table:table-cell>
          <table:table-cell office:value-type="float" office:value="2">
            <text:p>2</text:p>
          </table:table-cell>
          <table:table-cell office:value-type="float" office:value="0.6506597">
            <text:p>0,65065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57]);IF([.E257]=[.D257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9.0257707">
            <text:p>39,0257707</text:p>
          </table:table-cell>
          <table:table-cell office:value-type="float" office:value="1">
            <text:p>1</text:p>
          </table:table-cell>
          <table:table-cell office:value-type="float" office:value="-0.2777509">
            <text:p>-0,2777509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58]);IF([.E258]=[.D258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9.0257707">
            <text:p>39,0257707</text:p>
          </table:table-cell>
          <table:table-cell office:value-type="float" office:value="2">
            <text:p>2</text:p>
          </table:table-cell>
          <table:table-cell office:value-type="float" office:value="0.5223145">
            <text:p>0,522314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59]);IF([.E259]=[.D259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9.328075">
            <text:p>39,328075</text:p>
          </table:table-cell>
          <table:table-cell office:value-type="float" office:value="1">
            <text:p>1</text:p>
          </table:table-cell>
          <table:table-cell office:value-type="float" office:value="-0.4045004">
            <text:p>-0,4045004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60]);IF([.E260]=[.D260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9.328075">
            <text:p>39,328075</text:p>
          </table:table-cell>
          <table:table-cell office:value-type="float" office:value="2">
            <text:p>2</text:p>
          </table:table-cell>
          <table:table-cell office:value-type="float" office:value="0.558578">
            <text:p>0,55857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61]);IF([.E261]=[.D261];1;0);&quot;&quot;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9.629376">
            <text:p>39,629376</text:p>
          </table:table-cell>
          <table:table-cell office:value-type="float" office:value="1">
            <text:p>1</text:p>
          </table:table-cell>
          <table:table-cell office:value-type="float" office:value="-0.400311">
            <text:p>-0,400311</text:p>
          </table:table-cell>
          <table:table-cell office:value-type="float" office:value="2">
            <text:p>2</text:p>
          </table:table-cell>
          <table:table-cell/>
          <table:table-cell/>
          <table:table-cell table:formula="of:=IF(ISNUMBER([.E262]);IF([.E262]=[.D262];1;0);&quot;&quot;)">
            <text:p/>
          </table:table-cell>
          <table:table-cell table:number-columns-repeated="4"/>
        </table:table-row>
        <table:table-row table:style-name="ro2">
          <table:table-cell office:value-type="float" office:value="39.629376">
            <text:p>39,629376</text:p>
          </table:table-cell>
          <table:table-cell office:value-type="float" office:value="2">
            <text:p>2</text:p>
          </table:table-cell>
          <table:table-cell office:value-type="float" office:value="0.5694306">
            <text:p>0,569430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E263]);IF([.E263]=[.D263];1;0);&quot;&quot;)" office:value-type="float" office:value="1">
            <text:p>1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9.04.2017</text:date>, <text:time>19:19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19:19:27.63</dc:date>
    <meta:generator>OpenOffice/4.1.3$Win32 OpenOffice.org_project/413m1$Build-9783</meta:generator>
    <meta:editing-duration>PT59M58S</meta:editing-duration>
    <meta:editing-cycles>1</meta:editing-cycles>
    <meta:document-statistic meta:table-count="1" meta:cell-count="1672" meta:object-count="0"/>
  </office:meta>
</office:document-meta>
</file>